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l Anderson</text:p>
      <text:p text:style-name="P1">Curriculum Vitae</text:p>
      <text:p text:style-name="Preformatted_20_Text"/>
      <text:p text:style-name="P1">Futel</text:p>
      <text:p text:style-name="Preformatted_20_Text">August 2014 to present</text:p>
      <text:p text:style-name="Preformatted_20_Text"/>
      <text:p text:style-name="Preformatted_20_Text">Futel is a telephone company and audio art installation, with installations at several publicly available locations. As director, I do everything that needs doing, including creative direction, content creation, project management, development, operations, fundraising, intern mentoring, volunteer coordination, and outreach.</text:p>
      <text:p text:style-name="Preformatted_20_Text"/>
      <text:p text:style-name="Preformatted_20_Text">Installations:</text:p>
      <text:p text:style-name="Preformatted_20_Text">Right To Dream Too, NW Third and Burnside, Portland, January 2015 to present.</text:p>
      <text:p text:style-name="Preformatted_20_Text">Sidewalk, NE Ainsworth Street, Portland, February 2016 to present.</text:p>
      <text:p text:style-name="Preformatted_20_Text">Sidewalk, SE Taylor Street, Portland, November 2016 to present.</text:p>
      <text:p text:style-name="Preformatted_20_Text">Alley, Pearl Street, Ypsilanti, Michigan, March 2018 to present.</text:p>
      <text:p text:style-name="Preformatted_20_Text">Sidewalk, NE Killingsworth Street, Portland, December 2018 to present.</text:p>
      <text:p text:style-name="Preformatted_20_Text">Parking lot, Sou'Wester Lodge, Seaview, Washington, March 2019 to present.</text:p>
      <text:p text:style-name="Preformatted_20_Text">Sidewalk, NE 8th Ave, Portland, April 2019 to present.</text:p>
      <text:p text:style-name="Preformatted_20_Text">Bar, Upright Brewing, N Broadway, Portland, July 2019 to present.</text:p>
      <text:p text:style-name="Preformatted_20_Text">Sidewalk, 23rd Street, Detroit, Michigan, November 2019 to present.</text:p>
      <text:p text:style-name="Preformatted_20_Text">Sidewalk, N Central St, Portland, October 2020 to present.</text:p>
      <text:p text:style-name="Preformatted_20_Text">Sidewalk, N Saratoga St, Portland, September 2021 to present.</text:p>
      <text:p text:style-name="Preformatted_20_Text">Sidewalk, SE Cesar Chavez Blvd, Portland, January 2022 to present.</text:p>
      <text:p text:style-name="Preformatted_20_Text">Sidewalk, Microcosm Publishing, N Williams Ave, Portland, September 2022 to present.</text:p>
      <text:p text:style-name="Preformatted_20_Text">Sidewalk, SE Clinton Street, Portland, June 2014 to December 2021.</text:p>
      <text:p text:style-name="Preformatted_20_Text">Sidewalk, PDX Hackerspace, N Interstate Avenue, Portland, February 2016 to July 2016.</text:p>
      <text:p text:style-name="Preformatted_20_Text">Alley, NE Killingsworth Street, Portland, January 2018 to February 2022.</text:p>
      <text:p text:style-name="Preformatted_20_Text">Sidewalk, SE Woodward Street, Portland, November 2018 to January 2021.</text:p>
      <text:p text:style-name="Preformatted_20_Text">Sidewalk, Open Signal, NE Martin Luther King Jr Blvd, Portland, January 2020 to December 2021.</text:p>
      <text:p text:style-name="Preformatted_20_Text">Sidewalk, Hedron Hackerspace, SE Bush St, Portland, May 2022 to September 2022.</text:p>
      <text:p text:style-name="Preformatted_20_Text"/>
      <text:p text:style-name="Preformatted_20_Text">Exhibits:</text:p>
      <text:p text:style-name="Preformatted_20_Text">Hold The Phone, Open Signal, April-November 2020.</text:p>
      <text:p text:style-name="Preformatted_20_Text">Futel Remote Testing Facility, Virtual ToorCamp, June 2020.</text:p>
      <text:p text:style-name="Preformatted_20_Text">Futel Interactive Installation, Teardown, May 2018.</text:p>
      <text:p text:style-name="Preformatted_20_Text">Futel Interactive Installation, ToorCamp, Orcas Island, Washington, July 2016.</text:p>
      <text:p text:style-name="Preformatted_20_Text">Futel: Communication From Beyond The Veil, AFRU gallery, February 2016.</text:p>
      <text:p text:style-name="Preformatted_20_Text">Futel Interactive Installation, ToorCamp, Neah Bay, Washington, July 2014.</text:p>
      <text:p text:style-name="Preformatted_20_Text"/>
      <text:p text:style-name="Preformatted_20_Text">Exhibit Support:</text:p>
      <text:p text:style-name="Preformatted_20_Text">Felicific Calculus by Eric Kunsman, April 2021.</text:p>
      <text:p text:style-name="Preformatted_20_Text">The Newberg Department of Friendship by Patricia Vázquez Gómez, Chehalem Cultural Center, December 2019.</text:p>
      <text:p text:style-name="Preformatted_20_Text">HELLO, VOYAGER / Futel Telephone Booth by Jodi Darby, Open Signal Fest, August 2019.</text:p>
      <text:p text:style-name="Preformatted_20_Text">HERE || Humboldt by the Black Life Experiential Research Group, Paragon Gallery at PCC Cascade, April 2019.</text:p>
      <text:p text:style-name="Preformatted_20_Text"/>
      <text:p text:style-name="Preformatted_20_Text">Presentations:</text:p>
      <text:p text:style-name="Preformatted_20_Text">Futel: Dial Tone For The People, ftp://con, virtual, August 2023.</text:p>
      <text:p text:style-name="Preformatted_20_Text">Futel: The Payphone, Devolved, HOPE 12, New York City, July 2018.</text:p>
      <text:p text:style-name="Preformatted_20_Text">Futel: A Technology So Advanced We Leave It Out On The Street All Night, Teardown, Portland, May 2018.</text:p>
      <text:p text:style-name="Preformatted_20_Text">Futel: Telecommunications Colossus of the Modern Age, DonutJS, Portland, February <text:soft-page-break/>2018.</text:p>
      <text:p text:style-name="Preformatted_20_Text">King Solomon’s Mines: The Greatest Salvage Treasure Revealed In The Vault Of The Payphone, Decon + Reuse, Portland, September, 2017.</text:p>
      <text:p text:style-name="Preformatted_20_Text">Futel: The Network We Deserve, Open Source Bridge, Portland, June 2017.</text:p>
      <text:p text:style-name="Preformatted_20_Text">Futel: An Immobile Phone Company, i3Detroit, Detroit, October 2016.</text:p>
      <text:p text:style-name="Preformatted_20_Text">Futel Activity Report, ToorCamp, Orcas Island, June 2016.</text:p>
      <text:p text:style-name="Preformatted_20_Text">Interview, Karaoke Research Council season 1 episode 3, Portland, January 2016.</text:p>
      <text:p text:style-name="Preformatted_20_Text">Futel: Operators Are Sometimes Standing By, Portland Creative Coders, Portland, August 2015.</text:p>
      <text:p text:style-name="Preformatted_20_Text">Futel: The Telephone Of The Future, Curiosity Club, Portland, April 2015.</text:p>
      <text:p text:style-name="Preformatted_20_Text">Futel: The Future Of The Past Of Telephony, Open Source Bridge, Portland, June 2014.</text:p>
      <text:p text:style-name="Preformatted_20_Text"/>
      <text:p text:style-name="Preformatted_20_Text">Audio Publications:</text:p>
      <text:p text:style-name="Preformatted_20_Text">Wildcard Line Episode 8, participatory audio, December 2021.</text:p>
      <text:p text:style-name="Preformatted_20_Text">Wildcard Line Episode 7, participatory audio, September 2020.</text:p>
      <text:p text:style-name="Preformatted_20_Text">Wildcard Line Episode 6, participatory audio, June 2019.</text:p>
      <text:p text:style-name="Preformatted_20_Text">Wildcard Line Episode 5, participatory audio, March 2019.</text:p>
      <text:p text:style-name="Preformatted_20_Text">Wildcard Line Episode 4, participatory audio, June 2017.</text:p>
      <text:p text:style-name="Preformatted_20_Text">Wildcard Line Episode 3, participatory audio, November 2017.</text:p>
      <text:p text:style-name="Preformatted_20_Text">Wildcard Line Episode 2, participatory audio, May 2017.</text:p>
      <text:p text:style-name="Preformatted_20_Text">Wildcard Line Episode 1, participatory audio, November 2016.</text:p>
      <text:p text:style-name="Preformatted_20_Text"/>
      <text:p text:style-name="Preformatted_20_Text">Print Publications:</text:p>
      <text:p text:style-name="Preformatted_20_Text">Party Line #7, pamphlet, March 2022.</text:p>
      <text:p text:style-name="Preformatted_20_Text">Party Line #6, pamphlet, May 2021.</text:p>
      <text:p text:style-name="Preformatted_20_Text">Party Line #5, pamphlet, April 2020.</text:p>
      <text:p text:style-name="Preformatted_20_Text">Party Line #4, pamphlet, February 2019.</text:p>
      <text:p text:style-name="Preformatted_20_Text">Party Line #3, pamphlet, March 2018.</text:p>
      <text:p text:style-name="Preformatted_20_Text">Party Line #2, pamphlet, March 2017.</text:p>
      <text:p text:style-name="Preformatted_20_Text">Party Line #1, pamphlet, March 2016.</text:p>
      <text:p text:style-name="Preformatted_20_Text"/>
      <text:p text:style-name="Preformatted_20_Text">Major Grants:</text:p>
      <text:p text:style-name="Preformatted_20_Text">Regional Arts and Culture Council Make|Learn|Build Grant, August 2021.</text:p>
      <text:p text:style-name="Preformatted_20_Text">Awesome Portland Grant, March 2020.</text:p>
      <text:p text:style-name="Preformatted_20_Text">Regional Arts and Culture Council Project Grant, June 2019.</text:p>
      <text:p text:style-name="Preformatted_20_Text">TechSoup Hardware Grant, November 2018.</text:p>
      <text:p text:style-name="Preformatted_20_Text">Twilio.org Impact Access Grant, March 2018.</text:p>
      <text:p text:style-name="Preformatted_20_Text">Personal Telco Project Hardware Grant, May 2017.</text:p>
      <text:p text:style-name="Preformatted_20_Text">Free Geek Hardware Grant, May 2017.</text:p>
      <text:p text:style-name="Preformatted_20_Text">Awesome Ann Arbor Grant, June 2017.</text:p>
      <text:p text:style-name="Preformatted_20_Text">Precipice Fund Grant, December 2016.</text:p>
      <text:p text:style-name="Preformatted_20_Text">Regional Arts and Culture Council Project Grant, December 2015.</text:p>
      <text:p text:style-name="Preformatted_20_Text">Awesome Portland Grant, September 2014.</text:p>
      <text:p text:style-name="Preformatted_20_Text">ToorCamp Art Grant, July 2014.</text:p>
      <text:p text:style-name="Preformatted_20_Text"/>
      <text:p text:style-name="P1">Church Of Robotron</text:p>
      <text:p text:style-name="Preformatted_20_Text">2012 to 2015</text:p>
      <text:p text:style-name="Preformatted_20_Text"/>
      <text:p text:style-name="Preformatted_20_Text">The Church of Robotron is a collaborative series of immersive, interactive multimedia installations which present a cautionary message about machine superiority and human error. Effects include kinetic sculptures, whistles, percussion, vibration, ozone generators, electrical discharges, simulated fires,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reformatted_20_Text"/>
      <text:p text:style-name="Preformatted_20_Text"><text:soft-page-break/>Exhibits:</text:p>
      <text:p text:style-name="Preformatted_20_Text">Teardown, June 2019.</text:p>
      <text:p text:style-name="Preformatted_20_Text">XOXO 1010 Art Show, September 2015.</text:p>
      <text:p text:style-name="Preformatted_20_Text">AFRU Gallery, February 2015.</text:p>
      <text:p text:style-name="Preformatted_20_Text">Diode Gallery, September to October 2014.</text:p>
      <text:p text:style-name="Preformatted_20_Text">ToorCamp, Neah Bay, Washington, July 2012.</text:p>
      <text:p text:style-name="Preformatted_20_Text"/>
      <text:p text:style-name="Preformatted_20_Text">Publications:</text:p>
      <text:p text:style-name="Preformatted_20_Text">Doctrine And Documentation, pamphlet, 2014.</text:p>
      <text:p text:style-name="Preformatted_20_Text"/>
      <text:p text:style-name="Preformatted_20_Text">Presentations:</text:p>
      <text:p text:style-name="Preformatted_20_Text">The Church Of Robotron, Dorkbot PDX, 2013.</text:p>
      <text:p text:style-name="Preformatted_20_Text"/>
      <text:p text:style-name="Preformatted_20_Text">Major Grants:</text:p>
      <text:p text:style-name="Preformatted_20_Text">ToorCamp Art Grant, July 2012.</text:p>
      <text:p text:style-name="Preformatted_20_Text"/>
      <text:p text:style-name="P1">C.H.U.N.K. 666</text:p>
      <text:p text:style-name="Preformatted_20_Text">1992 to 2015</text:p>
      <text:p text:style-name="Preformatted_20_Text"/>
      <text:p text:style-name="Preformatted_20_Text">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reformatted_20_Text"/>
      <text:p text:style-name="Preformatted_20_Text">Events:</text:p>
      <text:p text:style-name="Preformatted_20_Text">Mutant Bike Proving Grounds, Vancouver, BC, 2008.</text:p>
      <text:p text:style-name="Preformatted_20_Text">Chunkathlons, Portland, yearly 1999 through 2005.</text:p>
      <text:p text:style-name="Preformatted_20_Text">Mutant Bike Construction Workshop, Brooklyn, NY, 2003.</text:p>
      <text:p text:style-name="Preformatted_20_Text">Chunkathlon, Brooklyn, NY, 2003.</text:p>
      <text:p text:style-name="Preformatted_20_Text">Mutant Bike Construction Workshop, Portland, 2002.</text:p>
      <text:p text:style-name="Preformatted_20_Text"/>
      <text:p text:style-name="Preformatted_20_Text">Presentations:</text:p>
      <text:p text:style-name="Preformatted_20_Text">Aquachoppers of C.H.U.N.K. 666, Curiosity Club, April 2013.</text:p>
      <text:p text:style-name="Preformatted_20_Text">Aquachoppers of C.H.U.N.K. 666, Dorkbot PDX, October 2011.</text:p>
      <text:p text:style-name="Preformatted_20_Text">Aquachoppers of C.H.U.N.K. 666, Research Club, September 2011.</text:p>
      <text:p text:style-name="Preformatted_20_Text"/>
      <text:p text:style-name="Preformatted_20_Text">Publications:</text:p>
      <text:p text:style-name="Preformatted_20_Text">Taking The Lane (story in anthology), edited by Elly Blue, 2014.</text:p>
      <text:p text:style-name="Preformatted_20_Text">Nowtopia (interview in anthology), edited by Chris Carlson, 2008.</text:p>
      <text:p text:style-name="Preformatted_20_Text">C.H.U.N.K. 666: To Head The Moronic Dictum, pamphlet, 2001.</text:p>
      <text:p text:style-name="Preformatted_20_Text">C.H.U.N.K. 666: Heat Shield of the Celestial Chariot, pamphlet, 1999.</text:p>
      <text:p text:style-name="Preformatted_20_Text">C.H.U.N.K. 666: Preparing for the Carmageddon, pamphlet, 1997.</text:p>
      <text:p text:style-name="Preformatted_20_Text"/>
      <text:p text:style-name="P1">Solo and Choral Performances</text:p>
      <text:p text:style-name="Preformatted_20_Text">2014 to 2017</text:p>
      <text:p text:style-name="Preformatted_20_Text"/>
      <text:p text:style-name="Preformatted_20_Text">I sang in choral and solo performances.</text:p>
      <text:p text:style-name="Preformatted_20_Text"/>
      <text:p text:style-name="Preformatted_20_Text">Performances:</text:p>
      <text:p text:style-name="Preformatted_20_Text">CHOIR, choir accompaniment for a dance performance by Takahiro Yamamoto, March 2015.</text:p>
      <text:p text:style-name="Preformatted_20_Text">CHOIR, choir accompaniment for a dance performance by Takahiro Yamamoto, July 2015.</text:p>
      <text:p text:style-name="Preformatted_20_Text">Like a Sun That Pours Forth Light but Never Warmth, solo aria for a dance performance by Allie Hankins, Conduit Dance, October 20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9T11:39:56.550942276</dc:date>
    <meta:editing-duration>PT1M33S</meta:editing-duration>
    <meta:editing-cycles>1</meta:editing-cycles>
    <meta:document-statistic meta:table-count="0" meta:image-count="0" meta:object-count="0" meta:page-count="3" meta:paragraph-count="121" meta:word-count="1038" meta:character-count="7277" meta:non-whitespace-character-count="6360"/>
    <meta:generator>LibreOffice/7.3.7.2$Linux_X86_64 LibreOffice_project/30$Build-2</meta:generator>
  </office:meta>
</office:document-meta>
</file>